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color="#ffcc99" draw:fill-gradient-name="Linear_20_white_2f_yellow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Mygradient_20_2" draw:textarea-horizontal-align="justify" draw:textarea-vertical-align="middle" draw:auto-grow-height="false" draw:shadow="hidden" draw:shadow-offset-x="0.203cm" draw:shadow-offset-y="0.203cm"/>
    </style:style>
    <style:style style:name="gr4" style:family="graphic" style:parent-style-name="standard">
      <style:graphic-properties draw:fill="gradient" draw:fill-gradient-name="Mygradient_20_2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Mygradient_20_2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gradient" draw:fill-color="#ffd88d" draw:fill-gradient-name="Gradient_20_7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7cm" fo:min-width="0.866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8pt" style:font-size-asian="18pt" style:font-size-complex="18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Courier" style:font-family-generic="modern" style:font-pitch="fixed"/>
    </style:style>
    <style:style style:name="T2" style:family="text">
      <style:text-properties style:text-position="super 58%" fo:font-family="Courier" style:font-family-generic="modern" style:font-pitch="fixe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8.382cm" svg:height="1.062cm" svg:x="1cm" svg:y="8.447cm">
          <text:p text:style-name="P1">memcached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064cm" svg:height="6.731cm" svg:x="1.127cm" svg:y="1.8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1.626cm" svg:height="1.143cm" svg:x="1.398cm" svg:y="2.558cm">
              <text:p text:style-name="P1">Apache2</text:p>
              <text:p text:style-name="P1">process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626cm" svg:height="0.982cm" svg:x="1.398cm" svg:y="3.678cm">
              <text:p text:style-name="P1">lcgdm_dav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626cm" svg:height="0.889cm" svg:x="1.398cm" svg:y="4.66cm">
              <text:p text:style-name="P1">dmlit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626cm" svg:height="1.604cm" svg:x="1.398cm" svg:y="5.526cm">
              <text:p text:style-name="P1">ugr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58cm" svg:height="0.381cm" svg:x="1.398cm" svg:y="6.495cm">
              <text:p text:style-name="P1">plugins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626cm" svg:height="1.363cm" svg:x="1.398cm" svg:y="6.876cm">
              <text:p text:style-name="P1">Workspace</text:p>
              <text:p text:style-name="P1">Cached</text:p>
              <text:p text:style-name="P1">namespace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1" draw:layer="layout" svg:width="1.626cm" svg:height="1.143cm" svg:x="3.294cm" svg:y="2.558cm">
              <text:p text:style-name="P1">Apache2</text:p>
              <text:p text:style-name="P1">process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626cm" svg:height="0.982cm" svg:x="3.294cm" svg:y="3.678cm">
              <text:p text:style-name="P1">lcgdm_dav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626cm" svg:height="0.889cm" svg:x="3.294cm" svg:y="4.66cm">
              <text:p text:style-name="P1">dmlit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626cm" svg:height="1.604cm" svg:x="3.294cm" svg:y="5.526cm">
              <text:p text:style-name="P1">ugr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59cm" svg:height="0.381cm" svg:x="3.294cm" svg:y="6.495cm">
              <text:p text:style-name="P1">plugins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626cm" svg:height="1.363cm" svg:x="3.294cm" svg:y="6.876cm">
              <text:p text:style-name="P1">Workspace</text:p>
              <text:p text:style-name="P1">Cached</text:p>
              <text:p text:style-name="P1">namespace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" draw:text-style-name="P1" draw:layer="layout" svg:width="3.937cm" svg:height="6.731cm" svg:x="5.318cm" svg:y="1.8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1.575cm" svg:height="1.143cm" svg:x="5.58cm" svg:y="2.558cm">
              <text:p text:style-name="P1">Apache2</text:p>
              <text:p text:style-name="P1">process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575cm" svg:height="0.982cm" svg:x="5.58cm" svg:y="3.678cm">
              <text:p text:style-name="P1">lcgdm_dav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575cm" svg:height="0.889cm" svg:x="5.58cm" svg:y="4.66cm">
              <text:p text:style-name="P1">dmlit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575cm" svg:height="1.604cm" svg:x="5.58cm" svg:y="5.526cm">
              <text:p text:style-name="P1">ugr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23cm" svg:height="0.381cm" svg:x="5.58cm" svg:y="6.495cm">
              <text:p text:style-name="P1">plugins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575cm" svg:height="1.363cm" svg:x="5.58cm" svg:y="6.876cm">
              <text:p text:style-name="P1">Workspace</text:p>
              <text:p text:style-name="P1">Cached</text:p>
              <text:p text:style-name="P1">namespace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1" draw:layer="layout" svg:width="1.575cm" svg:height="1.143cm" svg:x="7.418cm" svg:y="2.558cm">
              <text:p text:style-name="P1">Apache2</text:p>
              <text:p text:style-name="P1">process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575cm" svg:height="0.982cm" svg:x="7.418cm" svg:y="3.678cm">
              <text:p text:style-name="P1">lcgdm_dav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575cm" svg:height="0.889cm" svg:x="7.418cm" svg:y="4.66cm">
              <text:p text:style-name="P1">dmlit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.575cm" svg:height="1.604cm" svg:x="7.418cm" svg:y="5.526cm">
              <text:p text:style-name="P1">ugr</text:p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22cm" svg:height="0.381cm" svg:x="7.418cm" svg:y="6.495cm">
              <text:p text:style-name="P1">plugins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575cm" svg:height="1.363cm" svg:x="7.418cm" svg:y="6.876cm">
              <text:p text:style-name="P1">Workspace</text:p>
              <text:p text:style-name="P1">Cached</text:p>
              <text:p text:style-name="P1">namespace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6" draw:text-style-name="P1" draw:layer="layout" svg:width="9.017cm" svg:height="0.889cm" svg:x="9.763cm" svg:y="8.723cm">
          <text:p text:style-name="P1"><text:span text:style-name="T1">Memcached acts as 2</text:span><text:span text:style-name="T2">nd</text:span><text:span text:style-name="T1"> level cache</text:span></text:p>
          <text:p text:style-name="P1"><text:span text:style-name="T1">Synchronizes the private cached workspaces</text:span></text:p>
          <draw:enhanced-geometry svg:viewBox="0 0 21600 21600" draw:text-areas="800 800 20800 20800" draw:type="round-rectangular-callout" draw:modifiers="-1597.60479041916 6407.19101123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9.017cm" svg:height="0.889cm" svg:x="9.763cm" svg:y="6.08cm">
          <text:p text:style-name="P1"><text:span text:style-name="T1">UGR and the plugins are multithreaded</text:span></text:p>
          <text:p text:style-name="P1"><text:span text:style-name="T1">Every process has its own fast workspace</text:span></text:p>
          <draw:enhanced-geometry svg:viewBox="0 0 21600 21600" draw:text-areas="800 800 20800 20800" draw:type="round-rectangular-callout" draw:modifiers="-1597.60479041916 6407.19101123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8.936cm" svg:height="0.889cm" svg:x="9.844cm" svg:y="2.897cm">
          <text:p text:style-name="P1"><text:span text:style-name="T1">Apache can spawn several processes per machine</text:span></text:p>
          <text:p text:style-name="P1"><text:span text:style-name="T1">Each process has many worker threads</text:span></text:p>
          <text:p text:style-name="P1"><text:span text:style-name="T1">We may need several frontend machines</text:span></text:p>
          <draw:enhanced-geometry svg:viewBox="0 0 21600 21600" draw:extrusion="false" draw:extrusion-depth="0cm 0" dr3d:shade-mode="flat" draw:extrusion-metal="false" draw:extrusion-specularity="0%" draw:extrusion-diffusion="0%" draw:extrusion-viewpoint="(3.472cm 0cm 25cm)" draw:extrusion-origin="0.5 0" draw:extrusion-skew="50 180" draw:text-areas="800 800 20800 20800" draw:type="round-rectangular-callout" draw:modifiers="-2525.67975830816 13081.3483146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2" draw:layer="layout" svg:width="1.747cm" svg:height="0.645cm" svg:x="1.127cm" svg:y="1.913cm">
          <draw:text-box>
            <text:p text:style-name="P2"><text:span text:style-name="T3">Server</text:span></text:p>
          </draw:text-box>
        </draw:frame>
        <draw:frame draw:style-name="gr7" draw:text-style-name="P2" draw:layer="layout" svg:width="1.747cm" svg:height="0.645cm" svg:x="5.318cm" svg:y="1.889cm">
          <draw:text-box>
            <text:p text:style-name="P2"><text:span text:style-name="T3">Server</text:span></text:p>
          </draw:text-box>
        </draw:frame>
        <draw:custom-shape draw:style-name="gr8" draw:text-style-name="P3" draw:layer="layout" svg:width="0.381cm" svg:height="0.889cm" svg:x="2.016cm" svg:y="8.23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0.381cm" svg:height="0.889cm" svg:x="3.921cm" svg:y="8.23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0.381cm" svg:height="0.889cm" svg:x="6.207cm" svg:y="8.23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0.381cm" svg:height="0.889cm" svg:x="7.985cm" svg:y="8.23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9.017cm" svg:height="0.889cm" svg:x="9.763cm" svg:y="7.35cm">
          <text:p text:style-name="P1"><text:span text:style-name="T1">Each workspace works as a local, fast 1</text:span><text:span text:style-name="T2">st</text:span><text:span text:style-name="T1"> level cache</text:span></text:p>
          <draw:enhanced-geometry svg:viewBox="0 0 21600 21600" draw:text-areas="800 800 20800 20800" draw:type="round-rectangular-callout" draw:modifiers="-1597.60479041916 6407.19101123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ffe07d" draw:end-color="#c5000b" draw:start-intensity="100%" draw:end-intensity="100%" draw:angle="0" draw:border="0%"/>
    <draw:gradient draw:name="Gradient_20_7" draw:display-name="Gradient 7" draw:style="linear" draw:start-color="#ffe07d" draw:end-color="#ffffff" draw:start-intensity="100%" draw:end-intensity="100%" draw:angle="0" draw:border="0%"/>
    <draw:gradient draw:name="Linear_20_white_2f_yellow" draw:display-name="Linear white/yellow" draw:style="linear" draw:start-color="#ffffff" draw:end-color="#ffff66" draw:start-intensity="100%" draw:end-intensity="100%" draw:angle="450" draw:border="0%"/>
    <draw:gradient draw:name="Mygradient_20_2" draw:display-name="Mygradient 2" draw:style="linear" draw:start-color="#99ccff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6T11:09:04</meta:creation-date>
    <dc:date>2012-08-22T14:45:31</dc:date>
    <meta:editing-duration>PT2H40M28S</meta:editing-duration>
    <meta:editing-cycles>12</meta:editing-cycles>
    <meta:generator>LibreOffice/3.4$Unix LibreOffice_project/340m1$Build-302</meta:generator>
    <meta:document-statistic meta:object-count="43"/>
  </office:meta>
</office:document-meta>
</file>